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mandLineParser.ru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mandLineParser.parseCommandLineOptions( String [ ] arg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5">
            <text:p text:style-name="Table_20_Contents">15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CommandLineParser.invokeCommandLineJelly( String [ ] args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4">
            <text:p text:style-name="Table_20_Contents">4</text:p>
          </table:table-cell>
          <table:table-cell office:value-type="float" office:value="63">
            <text:p text:style-name="Table_20_Contents">63</text:p>
          </table:table-cell>
        </table:table-row>
        <table:table-row>
          <table:table-cell office:value-type="string">
            <text:p text:style-name="Table_20_Contents">CommandLineParser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